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25-05-05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24-07-08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23-08-02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23-04-2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2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19-10-2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19-07-0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19-06-25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19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1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17-06-13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11-09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9-08-25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8-06-19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7-06-11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6-10-3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6-06-07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5-10-2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5-06-10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5-01-11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4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4-10-22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4-09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4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4-04-2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3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2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2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2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0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0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0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0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200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1999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199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1</text:p>
          </table:table-cell>
          <table:table-cell office:value-type="string" calcext:value-type="string">
            <text:p>13N 10E33BBAB1 (P-A1)</text:p>
          </table:table-cell>
          <table:table-cell office:value-type="string" calcext:value-type="string">
            <text:p>1999-04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